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382e1a" style:font-weight-asian="bold" style:font-weight-complex="bold"/>
    </style:style>
    <style:style style:name="P2" style:family="paragraph" style:parent-style-name="Heading_20_2">
      <style:text-properties officeooo:rsid="001d4a08" officeooo:paragraph-rsid="00382e1a"/>
    </style:style>
    <style:style style:name="P3" style:family="paragraph" style:parent-style-name="Text_20_body">
      <style:text-properties fo:font-weight="bold" officeooo:rsid="0038e7db" officeooo:paragraph-rsid="0038e7db" style:font-weight-asian="bold" style:font-weight-complex="bold"/>
    </style:style>
    <style:style style:name="P4" style:family="paragraph" style:parent-style-name="Text_20_body">
      <style:text-properties fo:font-weight="normal" officeooo:rsid="0037c2b7" officeooo:paragraph-rsid="00382e1a" style:font-weight-asian="normal" style:font-weight-complex="normal"/>
    </style:style>
    <style:style style:name="P5" style:family="paragraph" style:parent-style-name="Text_20_body">
      <style:text-properties fo:font-weight="bold" officeooo:rsid="003c1231" officeooo:paragraph-rsid="003c1231" style:font-weight-asian="bold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03c1231" officeooo:paragraph-rsid="003c1231" style:font-weight-asian="bold" style:font-weight-complex="bold"/>
    </style:style>
    <style:style style:name="P7" style:family="paragraph" style:parent-style-name="Text_20_body">
      <style:text-properties officeooo:rsid="00100da8" officeooo:paragraph-rsid="003c1231"/>
    </style:style>
    <style:style style:name="P8" style:family="paragraph" style:parent-style-name="Heading_20_2">
      <style:paragraph-properties fo:break-before="page"/>
      <style:text-properties officeooo:rsid="00100da8" officeooo:paragraph-rsid="00382e1a"/>
    </style:style>
    <style:style style:name="P9" style:family="paragraph" style:parent-style-name="Text_20_body">
      <style:text-properties fo:font-weight="normal" officeooo:rsid="0044b287" officeooo:paragraph-rsid="0044b287" style:font-weight-asian="normal" style:font-weight-complex="normal"/>
    </style:style>
    <style:style style:name="P10" style:family="paragraph" style:parent-style-name="Text_20_body">
      <style:text-properties fo:font-weight="bold" officeooo:rsid="0044b287" officeooo:paragraph-rsid="0044b28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  <style:style style:name="T4" style:family="text">
      <style:text-properties officeooo:rsid="0044b2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<text:span text:style-name="T4">for</text:span>.lex:</text:p>
      <text:p text:style-name="P4">%{</text:p>
      <text:p text:style-name="P4">#include "y.tab.h"</text:p>
      <text:p text:style-name="P4">#include &lt;string.h&gt;</text:p>
      <text:p text:style-name="P4">%}</text:p>
      <text:p text:style-name="P4">%option noyywrap</text:p>
      <text:p text:style-name="P4">%%</text:p>
      <text:p text:style-name="P4">[0-9]+ { return INTEGER; }</text:p>
      <text:p text:style-name="P4">for { return FOR; }</text:p>
      <text:p text:style-name="P4">int|float|char { return TYPE; }</text:p>
      <text:p text:style-name="P4">[a-zA-Z_][a-zA-Z0-9_]* {return IDENTIFIER;}</text:p>
      <text:p text:style-name="P4">(==) { return RELATIONAL_OPERATOR; }</text:p>
      <text:p text:style-name="P4">=|(\+=)|(-=)|(\*=)|(\/=)|(\|\|=)|(&amp;&amp;=)|(&lt;&lt;=)|(&gt;&gt;=)|(\^=)|(%=) { return ASSIGN; }</text:p>
      <text:p text:style-name="P4">[+/%*\-] { return ARITHMETIC_OPERATOR; }</text:p>
      <text:p text:style-name="P4">(&lt;=)|(&gt;=)|(!=)|[&lt;&gt;] { return RELATIONAL_OPERATOR; }</text:p>
      <text:p text:style-name="P4">(\|\|)|(&amp;&amp;) { return LOGICAL_OPERATOR; }</text:p>
      <text:p text:style-name="P4">(&lt;&lt;)|(&gt;&gt;)|[&amp;|^] { return BITWISE_OPERATOR;}</text:p>
      <text:p text:style-name="P4">\( { return LPAREN; }</text:p>
      <text:p text:style-name="P4">\) { return RPAREN; }</text:p>
      <text:p text:style-name="P4">\{ { return LCURLY; }</text:p>
      <text:p text:style-name="P4">\} { return RCURLY; }</text:p>
      <text:p text:style-name="P4">; { return SEMICOLON; }</text:p>
      <text:p text:style-name="P4">, { return COMMA; }</text:p>
      <text:p text:style-name="P4">! { return NOT; }</text:p>
      <text:p text:style-name="P4">. { /*Skip remaining characters */ }</text:p>
      <text:p text:style-name="P4">%%</text:p>
      <text:p text:style-name="P5"/>
      <text:p text:style-name="P6"><text:span text:style-name="T4">for</text:span>.y:</text:p>
      <text:p text:style-name="P7">%{</text:p>
      <text:p text:style-name="P7">#include &lt;stdio.h&gt;</text:p>
      <text:p text:style-name="P7">#include &lt;stdlib.h&gt;</text:p>
      <text:p text:style-name="P7">#include &lt;string.h&gt;</text:p>
      <text:p text:style-name="P7">%}</text:p>
      <text:p text:style-name="P7"/>
      <text:p text:style-name="P7">%token IDENTIFIER</text:p>
      <text:p text:style-name="P7">%token INTEGER</text:p>
      <text:p text:style-name="P7">%token FOR</text:p>
      <text:p text:style-name="P7">%token TYPE</text:p>
      <text:p text:style-name="P7">%token LOGICAL_OPERATOR</text:p>
      <text:p text:style-name="P7">%token RELATIONAL_OPERATOR</text:p>
      <text:p text:style-name="P7">%token ARITHMETIC_OPERATOR</text:p>
      <text:p text:style-name="P7">%token BITWISE_OPERATOR</text:p>
      <text:p text:style-name="P7">%token LPAREN</text:p>
      <text:p text:style-name="P7">%token RPAREN</text:p>
      <text:p text:style-name="P7">%token LCURLY</text:p>
      <text:p text:style-name="P7">%token RCURLY</text:p>
      <text:p text:style-name="P7">%token SEMICOLON</text:p>
      <text:p text:style-name="P7">%token COMMA</text:p>
      <text:p text:style-name="P7">%token NOT</text:p>
      <text:p text:style-name="P7">%token ASSIGN</text:p>
      <text:p text:style-name="P7"/>
      <text:p text:style-name="P7">%left LOGICAL_OPERATOR</text:p>
      <text:p text:style-name="P7">%left RELATIONAL_OPERATOR</text:p>
      <text:p text:style-name="P7">%left ARITHMETIC_OPERATOR</text:p>
      <text:p text:style-name="P7">%left BITWISE_OPERATOR</text:p>
      <text:p text:style-name="P7">%right NOT</text:p>
      <text:p text:style-name="P7">%left LPAREN RPAREN</text:p>
      <text:p text:style-name="P7"/>
      <text:p text:style-name="P7"><text:soft-page-break/></text:p>
      <text:p text:style-name="P7">%%</text:p>
      <text:p text:style-name="P7">//Grammar</text:p>
      <text:p text:style-name="P7">program: /* empty */</text:p>
      <text:p text:style-name="P7"><text:s text:c="4"/>| program for_loop {printf("Valid\n");}</text:p>
      <text:p text:style-name="P7">for_loop: FOR LPAREN init_statements SEMICOLON logic_opt SEMICOLON update_stmts RPAREN stmt_block;</text:p>
      <text:p text:style-name="P7">init_statements: <text:s/>/* empty */</text:p>
      <text:p text:style-name="P7"><text:s text:c="4"/>| init_stmt_list;</text:p>
      <text:p text:style-name="P7">logic_opt: /* empty */</text:p>
      <text:p text:style-name="P7"><text:s text:c="4"/>| logic_exp;</text:p>
      <text:p text:style-name="P7">init_stmt_list: init_stmt</text:p>
      <text:p text:style-name="P7"><text:s text:c="4"/>| init_stmt_list COMMA init_stmt;</text:p>
      <text:p text:style-name="P7">init_stmt: assignment_stmt</text:p>
      <text:p text:style-name="P7"><text:s text:c="4"/>| TYPE id_def;</text:p>
      <text:p text:style-name="P7">update_stmts: <text:s/>/* empty */</text:p>
      <text:p text:style-name="P7"><text:s text:c="4"/>| update_stmt_list;</text:p>
      <text:p text:style-name="P7">update_stmt_list: update_stmt</text:p>
      <text:p text:style-name="P7"><text:s text:c="4"/>| update_stmt_list COMMA update_stmt;</text:p>
      <text:p text:style-name="P7">update_stmt: assignment_stmt</text:p>
      <text:p text:style-name="P7"><text:s text:c="4"/>| arithmetic_exp;</text:p>
      <text:p text:style-name="P7">stmt_block:LCURLY stmt_list RCURLY</text:p>
      <text:p text:style-name="P7"><text:s text:c="4"/>| stmt;</text:p>
      <text:p text:style-name="P7">stmt_list: stmt</text:p>
      <text:p text:style-name="P7"><text:s text:c="4"/>| stmt_list stmt;</text:p>
      <text:p text:style-name="P7">stmt: assignment_stmt SEMICOLON</text:p>
      <text:p text:style-name="P7"><text:s text:c="4"/>| for_loop</text:p>
      <text:p text:style-name="P7"><text:s text:c="4"/>| declaration_stmt SEMICOLON</text:p>
      <text:p text:style-name="P7"><text:s text:c="4"/>| arithmetic_exp SEMICOLON;</text:p>
      <text:p text:style-name="P7">assignment_stmt: IDENTIFIER assignment_operator arithmetic_exp;</text:p>
      <text:p text:style-name="P7">assignment_operator: ASSIGN</text:p>
      <text:p text:style-name="P7"><text:soft-page-break/><text:s text:c="4"/>;</text:p>
      <text:p text:style-name="P7">declaration_stmt : TYPE id_list</text:p>
      <text:p text:style-name="P7">id_list : id_list COMMA id_def</text:p>
      <text:p text:style-name="P7"><text:s text:c="4"/>| id_def;</text:p>
      <text:p text:style-name="P7">id_def: IDENTIFIER</text:p>
      <text:p text:style-name="P7"><text:s text:c="4"/>| assignment_stmt;</text:p>
      <text:p text:style-name="P7">arithmetic_exp: arithmetic_exp ARITHMETIC_OPERATOR arithmetic_exp</text:p>
      <text:p text:style-name="P7"><text:s text:c="4"/>| arithmetic_exp BITWISE_OPERATOR arithmetic_exp</text:p>
      <text:p text:style-name="P7"><text:s text:c="4"/>| LPAREN arithmetic_exp RPAREN</text:p>
      <text:p text:style-name="P7"><text:s text:c="4"/>| IDENTIFIER</text:p>
      <text:p text:style-name="P7"><text:s text:c="4"/>| INTEGER;</text:p>
      <text:p text:style-name="P7">logic_exp: arithmetic_exp RELATIONAL_OPERATOR arithmetic_exp</text:p>
      <text:p text:style-name="P7"><text:s text:c="4"/>| logic_exp LOGICAL_OPERATOR logic_exp</text:p>
      <text:p text:style-name="P7"><text:s text:c="4"/>| NOT logic_exp</text:p>
      <text:p text:style-name="P7"><text:s text:c="4"/>| LPAREN logic_exp RPAREN;</text:p>
      <text:p text:style-name="P7"/>
      <text:p text:style-name="P7">%%</text:p>
      <text:p text:style-name="P7">void yyerror(char *s){</text:p>
      <text:p text:style-name="P7"><text:s text:c="4"/>printf("Error: %s\n",s);</text:p>
      <text:p text:style-name="P7">}</text:p>
      <text:p text:style-name="P7">int main() {</text:p>
      <text:p text:style-name="P7"><text:s text:c="4"/>yyparse();</text:p>
      <text:p text:style-name="P7"><text:s text:c="4"/>return 0;</text:p>
      <text:p text:style-name="P7">}</text:p>
      <text:p text:style-name="P7">int yywrap() {</text:p>
      <text:p text:style-name="P7"><text:s text:c="4"/>return 1;</text:p>
      <text:p text:style-name="P7">}</text:p>
      <text:p text:style-name="P7"/>
      <text:h text:style-name="P8" text:outline-level="2">OUTPUT:</text:h>
      <text:p text:style-name="P9">for (int i=0;i&lt;n;i+=1) {</text:p>
      <text:p text:style-name="P9"><text:s text:c="4"/>a = i*3;</text:p>
      <text:p text:style-name="P9"><text:s text:c="4"/>b = 6;</text:p>
      <text:p text:style-name="P9">}</text:p>
      <text:p text:style-name="P9">for (a=0,b=1,c=2;c&lt;10;a=a+3,b=b-2,c=c+5) x = a*b*c;</text:p>
      <text:p text:style-name="P9">for (int i=0;i&lt;n;i=i+1){</text:p>
      <text:p text:style-name="P9"><text:s text:c="4"/>for (int j=0;j&lt;m;j=j+2){</text:p>
      <text:p text:style-name="P9"><text:s text:c="8"/>x = x + i-j;</text:p>
      <text:p text:style-name="P9"><text:s text:c="4"/>}</text:p>
      <text:p text:style-name="P9">}</text:p>
      <text:p text:style-name="P9">for (;;) ;</text:p>
      <text:p text:style-name="P9">for (;;;)</text:p>
      <text:p text:style-name="P10">output:</text:p>
      <text:p text:style-name="P9">Valid</text:p>
      <text:p text:style-name="P9">Valid</text:p>
      <text:p text:style-name="P9">Valid</text:p>
      <text:p text:style-name="P9">Error: syntax err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28:17.570825145</dc:date>
    <meta:editing-duration>PT6H44M53S</meta:editing-duration>
    <meta:editing-cycles>24</meta:editing-cycles>
    <meta:generator>LibreOffice/25.2.5.2$Linux_X86_64 LibreOffice_project/520$Build-2</meta:generator>
    <meta:print-date>2025-08-18T11:28:13.697547990</meta:print-date>
    <meta:printed-by>PDF files</meta:printed-by>
    <meta:document-statistic meta:table-count="0" meta:image-count="0" meta:object-count="0" meta:page-count="5" meta:paragraph-count="131" meta:word-count="360" meta:character-count="2788" meta:non-whitespace-character-count="2418"/>
  </office:meta>
</office:document-meta>
</file>